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Wnioski" style:family="table">
      <style:table-properties style:width="17cm" table:align="margins" style:may-break-between-rows="true" table:border-model="collapsing"/>
    </style:style>
    <style:style style:name="Wnioski.A" style:family="table-column">
      <style:table-column-properties style:column-width="4.249cm" style:rel-column-width="16383*"/>
    </style:style>
    <style:style style:name="Wnioski.C" style:family="table-column">
      <style:table-column-properties style:column-width="4.251cm" style:rel-column-width="16384*"/>
    </style:style>
    <style:style style:name="Wnioski.D" style:family="table-column">
      <style:table-column-properties style:column-width="4.251cm" style:rel-column-width="16385*"/>
    </style:style>
    <style:style style:name="Wnioski.1" style:family="table-row">
      <style:table-row-properties fo:keep-together="auto"/>
    </style:style>
    <style:style style:name="Wnioski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Wnioski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Wnioski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Wnioski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9f98f" officeooo:paragraph-rsid="000e36c4"/>
    </style:style>
    <style:style style:name="P2" style:family="paragraph" style:parent-style-name="Standard">
      <style:text-properties officeooo:rsid="000e8fa6" officeooo:paragraph-rsid="000e8fa6"/>
    </style:style>
    <style:style style:name="P3" style:family="paragraph" style:parent-style-name="Standard">
      <style:text-properties officeooo:rsid="000f8cb7" officeooo:paragraph-rsid="000f8cb7"/>
    </style:style>
    <style:style style:name="P4" style:family="paragraph" style:parent-style-name="Standard">
      <style:text-properties fo:font-weight="bold" officeooo:rsid="000f8cb7" officeooo:paragraph-rsid="000f8cb7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36c4" officeooo:paragraph-rsid="000e36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8fa6" officeooo:paragraph-rsid="000e8f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 style:list-style-name="L1">
      <style:text-properties officeooo:rsid="000e8fa6" officeooo:paragraph-rsid="000e8fa6"/>
    </style:style>
    <style:style style:name="P9" style:family="paragraph" style:parent-style-name="Standard" style:list-style-name="L2">
      <style:text-properties officeooo:rsid="000e8fa6" officeooo:paragraph-rsid="000e8fa6"/>
    </style:style>
    <style:style style:name="P10" style:family="paragraph" style:parent-style-name="Standard" style:list-style-name="L3">
      <style:text-properties officeooo:rsid="000e8fa6" officeooo:paragraph-rsid="000e8fa6"/>
    </style:style>
    <style:style style:name="P11" style:family="paragraph" style:parent-style-name="Standard">
      <style:text-properties fo:font-weight="normal" officeooo:rsid="000e8fa6" officeooo:paragraph-rsid="000e8fa6" style:font-weight-asian="normal" style:font-weight-complex="normal"/>
    </style:style>
    <style:style style:name="P12" style:family="paragraph" style:parent-style-name="Standard">
      <style:text-properties fo:font-weight="normal" officeooo:rsid="000f8cb7" officeooo:paragraph-rsid="000f8cb7" style:font-weight-asian="normal" style:font-weight-complex="normal"/>
    </style:style>
    <style:style style:name="P13" style:family="paragraph" style:parent-style-name="Standard" style:list-style-name="L5">
      <style:text-properties fo:font-weight="normal" officeooo:rsid="000f8cb7" officeooo:paragraph-rsid="000f8cb7" style:font-weight-asian="normal" style:font-weight-complex="normal"/>
    </style:style>
    <style:style style:name="P14" style:family="paragraph" style:parent-style-name="Standard" style:list-style-name="L4">
      <style:text-properties officeooo:rsid="000f8cb7" officeooo:paragraph-rsid="000f8cb7"/>
    </style:style>
    <style:style style:name="P15" style:family="paragraph" style:parent-style-name="Standard" style:list-style-name="L4">
      <style:text-properties fo:font-style="normal" officeooo:rsid="000f8cb7" officeooo:paragraph-rsid="000f8cb7" style:font-style-asian="normal" style:font-style-complex="normal"/>
    </style:style>
    <style:style style:name="P16" style:family="paragraph" style:parent-style-name="Standard" style:list-style-name="L5">
      <style:text-properties fo:font-style="normal" fo:font-weight="bold" officeooo:rsid="000f8cb7" officeooo:paragraph-rsid="000f8cb7" style:font-style-asian="normal" style:font-weight-asian="bold" style:font-style-complex="normal" style:font-weight-complex="bold"/>
    </style:style>
    <style:style style:name="P17" style:family="paragraph" style:parent-style-name="Standard" style:list-style-name="L5">
      <style:text-properties fo:font-weight="bold" officeooo:rsid="000f8cb7" officeooo:paragraph-rsid="000f8cb7" style:font-weight-asian="bold" style:font-weight-complex="bold"/>
    </style:style>
    <style:style style:name="P18" style:family="paragraph">
      <loext:graphic-properties draw:fill="solid" draw:fill-color="#cccccc"/>
      <style:paragraph-properties style:writing-mode="lr-tb"/>
      <style:text-properties style:font-name="Ubuntu"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36c4" style:font-weight-asian="bold" style:font-weight-complex="bold"/>
    </style:style>
    <style:style style:name="T3" style:family="text">
      <style:text-properties fo:font-weight="bold" officeooo:rsid="000e8fa6" style:font-weight-asian="bold" style:font-weight-complex="bold"/>
    </style:style>
    <style:style style:name="T4" style:family="text">
      <style:text-properties fo:font-weight="bold" officeooo:rsid="0009f98f" style:font-weight-asian="bold" style:font-weight-complex="bold"/>
    </style:style>
    <style:style style:name="T5" style:family="text">
      <style:text-properties fo:font-weight="bold" officeooo:rsid="000fa665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09f98f" style:font-style-asian="italic" style:font-weight-asian="normal" style:font-style-complex="italic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e36c4" style:font-weight-asian="normal" style:font-weight-complex="normal"/>
    </style:style>
    <style:style style:name="T11" style:family="text">
      <style:text-properties fo:font-weight="normal" officeooo:rsid="000e8fa6" style:font-weight-asian="normal" style:font-weight-complex="normal"/>
    </style:style>
    <style:style style:name="T12" style:family="text">
      <style:text-properties fo:font-weight="normal" officeooo:rsid="0009f98f" style:font-weight-asian="normal" style:font-weight-complex="normal"/>
    </style:style>
    <style:style style:name="T13" style:family="text">
      <style:text-properties fo:font-weight="normal" officeooo:rsid="000f8cb7" style:font-weight-asian="normal" style:font-weight-complex="normal"/>
    </style:style>
    <style:style style:name="T14" style:family="text">
      <style:text-properties style:font-name="Ubuntu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.199cm" svg:stroke-color="#000000" draw:marker-start-width="0.651cm" draw:marker-end-width="0.651cm" draw:fill="solid" draw:fill-color="#cccccc" fo:min-height="11.673cm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Text Frame 1" draw:style-name="gr1" draw:text-style-name="P18" svg:width="17.146cm" svg:height="11.674cm" svg:x="0.06cm" svg:y="1.812cm"><draw:text-box><text:p><text:span text:style-name="T14">#include &lt;chrono&gt;</text:span></text:p><text:p><text:span text:style-name="T14">#include &lt;functional&gt;</text:span></text:p><text:p><text:span text:style-name="T14"/></text:p><text:p><text:span text:style-name="T14">template &lt;typename Time = std::chrono::milliseconds, </text:span><text:span text:style-name="T14"><text:line-break/></text:span><text:span text:style-name="T14"> <text:s text:c="19"/>typename Clock = std::chrono::high_resolution_clock&gt;</text:span></text:p><text:p><text:span text:style-name="T14">struct performanceTimer</text:span></text:p><text:p><text:span text:style-name="T14">{</text:span></text:p><text:p><text:span text:style-name="T14"><text:s text:c="4"/></text:span><text:span text:style-name="T14">template &lt;typename F, typename... Args&gt;</text:span></text:p><text:p><text:span text:style-name="T14"><text:s text:c="4"/></text:span><text:span text:style-name="T14">static Time duration(F &amp;&amp;f, Args... args)</text:span></text:p><text:p><text:span text:style-name="T14"><text:s text:c="4"/></text:span><text:span text:style-name="T14">{</text:span></text:p><text:p><text:span text:style-name="T14"><text:s text:c="8"/></text:span><text:span text:style-name="T14">auto start = Clock::now();</text:span></text:p><text:p><text:span text:style-name="T14"><text:s text:c="8"/></text:span><text:span text:style-name="T14">std::invoke(std::forward&lt;F&gt;(f), std::forward&lt;Args&gt;(args)...);</text:span></text:p><text:p><text:span text:style-name="T14"><text:s text:c="8"/></text:span><text:span text:style-name="T14">auto end = Clock::now();</text:span></text:p><text:p><text:span text:style-name="T14"/></text:p><text:p><text:span text:style-name="T14"><text:s text:c="8"/></text:span><text:span text:style-name="T14">return std::chrono::duration_cast&lt;std::chrono::milliseconds&gt;(end - start);</text:span></text:p><text:p><text:span text:style-name="T14"><text:s text:c="4"/></text:span><text:span text:style-name="T14">}</text:span></text:p><text:p><text:span text:style-name="T14">};</text:span><text:span text:style-name="T14"><text:line-break/></text:span><text:span text:style-name="T14"><text:line-break/></text:span><text:span text:style-name="T14">int main()</text:span></text:p><text:p><text:span text:style-name="T14">{</text:span></text:p><text:p><text:span text:style-name="T14"><text:s text:c="2"/></text:span><text:span text:style-name="T14">// code...</text:span></text:p><text:p><text:span text:style-name="T14"><text:s text:c="2"/></text:span><text:span text:style-name="T14">auto time = performanceTimer&lt;&gt;::duration(func, 10000);</text:span></text:p><text:p><text:span text:style-name="T14"><text:s text:c="2"/></text:span><text:span text:style-name="T14">//code...</text:span></text:p><text:p><text:span text:style-name="T14">}</text:span></text:p></draw:text-box></draw:frame>W <text:span text:style-name="T6">C++11</text:span> do biblioteki standardowej została wprowadzona biblioteka <text:span text:style-name="T1">std::chrono</text:span><text:span text:style-name="T9"> (</text:span><text:a xlink:type="simple" xlink:href="https://en.cppreference.com/w/cpp/chrono" text:style-name="Internet_20_link" text:visited-style-name="Visited_20_Internet_20_Link"><text:span text:style-name="T9">cppreference.com/chrono</text:span></text:a><text:span text:style-name="T9">). Poniższy kawałek kodu przedstawia jeden z wielu propozycji podejścia do mierzenia czasu wykonania funkcji, metod, itd.<text:line-break/><text:line-break/></text:span><text:span text:style-name="T10">W pliku </text:span><text:span text:style-name="T2">comparison_tables.</text:span><text:span text:style-name="T5">ods (lub comparison_table.csv)</text:span><text:span text:style-name="T2"> </text:span><text:span text:style-name="T10">są zaprezentowane dane z pomiarów funkcji dodawania, usuwania elementów odpowiednio na początku, w środku na końcu oraz modyfikowania całego kontenera oraz modyfikowania elementów o parzystych indeksach.<text:line-break/><text:line-break/></text:span></text:p>
      <table:table table:name="Wnioski" table:style-name="Wnioski" table:template-name="Default Style">
        <table:table-column table:style-name="Wnioski.A" table:number-columns-repeated="2"/>
        <table:table-column table:style-name="Wnioski.C"/>
        <table:table-column table:style-name="Wnioski.D"/>
        <table:table-row table:style-name="Wnioski.1">
          <table:table-cell table:style-name="Wnioski.A1" office:value-type="string">
            <text:p text:style-name="P5"/>
          </table:table-cell>
          <table:table-cell table:style-name="Wnioski.A1" office:value-type="string">
            <text:p text:style-name="P6">std::vector</text:p>
          </table:table-cell>
          <table:table-cell table:style-name="Wnioski.A1" office:value-type="string">
            <text:p text:style-name="P6">std::deque</text:p>
          </table:table-cell>
          <table:table-cell table:style-name="Wnioski.D1" office:value-type="string">
            <text:p text:style-name="P6">std::list</text:p>
          </table:table-cell>
        </table:table-row>
        <table:table-row table:style-name="TableLine94681353915536">
          <table:table-cell table:style-name="Wnioski.A2" office:value-type="string">
            <text:p text:style-name="P6">Zalety</text:p>
          </table:table-cell>
          <table:table-cell table:style-name="Wnioski.A2" office:value-type="string">
            <text:p text:style-name="P5"/>
          </table:table-cell>
          <table:table-cell table:style-name="Wnioski.A2" office:value-type="string">
            <text:p text:style-name="P5"/>
          </table:table-cell>
          <table:table-cell table:style-name="Wnioski.D2" office:value-type="string">
            <text:p text:style-name="P7">szybkie</text:p>
          </table:table-cell>
        </table:table-row>
        <table:table-row table:style-name="TableLine94681214694976">
          <table:table-cell table:style-name="Wnioski.A2" office:value-type="string">
            <text:p text:style-name="P6">Wady</text:p>
          </table:table-cell>
          <table:table-cell table:style-name="Wnioski.A2" office:value-type="string">
            <text:p text:style-name="P5"/>
          </table:table-cell>
          <table:table-cell table:style-name="Wnioski.A2" office:value-type="string">
            <text:p text:style-name="P5"/>
          </table:table-cell>
          <table:table-cell table:style-name="Wnioski.D2" office:value-type="string">
            <text:p text:style-name="P5"/>
          </table:table-cell>
        </table:table-row>
      </table:table>
      <text:p text:style-name="P1"><text:span text:style-name="T10"><text:line-break/></text:span><text:span text:style-name="T3">std::vector</text:span><text:span text:style-name="T11">:</text:span></text:p>
      <text:list xml:id="list1591015104" text:style-name="L1">
        <text:list-item>
          <text:p text:style-name="P8"><text:span text:style-name="T9">dostęp do dowolnego elementu jest stałe - </text:span><text:span text:style-name="T7">O(1)</text:span></text:p>
        </text:list-item>
        <text:list-item>
          <text:p text:style-name="P8"><text:span text:style-name="T9">usuwanie i dodawanie elementów na końcu jest „amortyzowane ” </text:span><text:span text:style-name="T7">O(1)</text:span><text:span text:style-name="T9"> </text:span></text:p>
        </text:list-item>
        <text:list-item>
          <text:p text:style-name="P8"><text:span text:style-name="T9">usuwanie i dodawanie elementów jest </text:span><text:span text:style-name="T7">O(n)</text:span></text:p>
        </text:list-item>
      </text:list>
      <text:p text:style-name="P11"/>
      <text:p text:style-name="P2"><text:span text:style-name="T1">std::list</text:span><text:span text:style-name="T9">:</text:span></text:p>
      <text:list xml:id="list3292741046" text:style-name="L2">
        <text:list-item>
          <text:p text:style-name="P9"><text:span text:style-name="T9">usuwanie i dodawanie elementu na dowolny indeks jest stałe - </text:span><text:span text:style-name="T7">O(1)</text:span></text:p>
        </text:list-item>
        <text:list-item>
          <text:p text:style-name="P9"><text:span text:style-name="T9">dostęp do dowolnego elementu jest liniowy - </text:span><text:span text:style-name="T7">O(n)</text:span></text:p>
        </text:list-item>
      </text:list>
      <text:p text:style-name="P11"/>
      <text:p text:style-name="P2"><text:span text:style-name="T1">std::deque</text:span><text:span text:style-name="T9">:</text:span></text:p>
      <text:list xml:id="list3651913540" text:style-name="L3">
        <text:list-item>
          <text:p text:style-name="P10"><text:span text:style-name="T9">usuwanie oraz dodawanie na końcu i na początku jest stałe </text:span><text:span text:style-name="T7">O(1)</text:span></text:p>
        </text:list-item>
        <text:list-item>
          <text:p text:style-name="P10"><text:span text:style-name="T12">dostęp do dowolnego elementu jest stałe – </text:span><text:span text:style-name="T8">O(1)</text:span></text:p>
        </text:list-item>
        <text:list-item>
          <text:p text:style-name="P10"><text:span text:style-name="T12">usuwanie </text:span><text:span text:style-name="T9">i dodawanie</text:span><text:span text:style-name="T12"> jest </text:span><text:span text:style-name="T9">liniowe</text:span><text:span text:style-name="T12"> </text:span><text:span text:style-name="T8">O(</text:span><text:span text:style-name="T7">n</text:span><text:span text:style-name="T8">)</text:span></text:p>
        </text:list-item>
      </text:list>
      <text:p text:style-name="P3"><text:soft-page-break/><text:span text:style-name="T4">s</text:span><text:span text:style-name="T1">td::map</text:span><text:span text:style-name="T9">:</text:span></text:p>
      <text:list xml:id="list298247011" text:style-name="L4">
        <text:list-item>
          <text:p text:style-name="P14"><text:span text:style-name="T13">d</text:span><text:span text:style-name="T9">ane (klucze) są posortowane (domyślnie rosnąco)</text:span></text:p>
        </text:list-item>
        <text:list-item>
          <text:p text:style-name="P14"><text:span text:style-name="T9">znajdowanie elementu w czasie </text:span><text:span text:style-name="T7">log(n)</text:span></text:p>
        </text:list-item>
        <text:list-item>
          <text:p text:style-name="P15"><text:span text:style-name="T9">wstawianie elementu w czasie </text:span><text:span text:style-name="T7">log(n)</text:span></text:p>
        </text:list-item>
        <text:list-item>
          <text:p text:style-name="P15"><text:span text:style-name="T9">usuwanie elementu w czasie</text:span><text:span text:style-name="T7"> log(n)</text:span></text:p>
        </text:list-item>
      </text:list>
      <text:p text:style-name="P12"/>
      <text:p text:style-name="P4">std::unordered_map<text:span text:style-name="T9">:</text:span></text:p>
      <text:list xml:id="list2622263622" text:style-name="L5">
        <text:list-item>
          <text:p text:style-name="P13">brak porządku w kluczach</text:p>
        </text:list-item>
        <text:list-item>
          <text:p text:style-name="P17"><text:span text:style-name="T9">znajdowanie elementu w czasie w najlepszym razie w </text:span><text:span text:style-name="T7">O(1)</text:span><text:span text:style-name="T9">, w najgorszym </text:span><text:span text:style-name="T7">log(n)</text:span></text:p>
        </text:list-item>
        <text:list-item>
          <text:p text:style-name="P16"><text:span text:style-name="T9">wstawianie elementu w czasie w najlepszym razie w</text:span><text:span text:style-name="T7"> O(1)</text:span><text:span text:style-name="T9">, w najgorszym </text:span><text:span text:style-name="T7">log(n)</text:span></text:p>
        </text:list-item>
        <text:list-item>
          <text:p text:style-name="P16"><text:span text:style-name="T9">usuwanie elementu w czasie</text:span><text:span text:style-name="T7"> </text:span><text:span text:style-name="T9">w najlepszym razie w </text:span><text:span text:style-name="T7">O(1)</text:span><text:span text:style-name="T9">, w najgorszym</text:span><text:span text:style-name="T7"> log(n)</text:span></text:p>
        </text:list-item>
      </text:list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4T19:54:46.268657121</meta:creation-date>
    <dc:date>2022-01-14T21:45:48.524648236</dc:date>
    <meta:editing-duration>PT1H47M40S</meta:editing-duration>
    <meta:editing-cycles>8</meta:editing-cycles>
    <meta:generator>LibreOffice/7.2.4.1$Linux_X86_64 LibreOffice_project/b8e68b5bf61ce56d972a163ea31a18aecdcd64cd</meta:generator>
    <meta:document-statistic meta:table-count="1" meta:image-count="0" meta:object-count="0" meta:page-count="2" meta:paragraph-count="28" meta:word-count="212" meta:character-count="1423" meta:non-whitespace-character-count="1249"/>
  </office:meta>
</office:document-meta>
</file>